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2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3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4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5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6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7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8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9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0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1]/10)"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2]/10)" office:value-type="float" office:value="0.01" calcext:value-type="float">
            <text:p>0.0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3]/10)" office:value-type="float" office:value="0.01" calcext:value-type="float">
            <text:p>0.01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</table:table>
      <table:table table:name="Day 5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urvival Rate</text:p>
          </table:table-cell>
          <table:table-cell office:value-type="string" calcext:value-type="string">
            <text:p>Deformity Rate</text:p>
          </table:table-cell>
          <table:table-cell office:value-type="string" calcext:value-type="string">
            <text:p>Hatch Ra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-[.C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stunted dev, 1 curved tail</text:p>
          </table:table-cell>
          <table:table-cell table:formula="of:=([.C2]/SUM([.C2];[.E2]))" office:value-type="float" office:value="0.8" calcext:value-type="float">
            <text:p>0.8</text:p>
          </table:table-cell>
          <table:table-cell table:formula="of:=([.F2]/SUM([.C2];[.E2]))" office:value-type="float" office:value="0.05" calcext:value-type="float">
            <text:p>0.05</text:p>
          </table:table-cell>
          <table:table-cell table:formula="of:=([.H2]/[.C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-[.C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stunted dev, 1 curved tail</text:p>
          </table:table-cell>
          <table:table-cell table:formula="of:=([.C3]/SUM([.C3];[.E3]))" office:value-type="float" office:value="0.8" calcext:value-type="float">
            <text:p>0.8</text:p>
          </table:table-cell>
          <table:table-cell table:formula="of:=([.F3]/SUM([.C3];[.E3]))" office:value-type="float" office:value="0" calcext:value-type="float">
            <text:p>0</text:p>
          </table:table-cell>
          <table:table-cell table:formula="of:=([.H3]/[.C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20-[.C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stunted dev, 1 curved tail</text:p>
          </table:table-cell>
          <table:table-cell table:formula="of:=([.C4]/SUM([.C4];[.E4]))" office:value-type="float" office:value="0.75" calcext:value-type="float">
            <text:p>0.75</text:p>
          </table:table-cell>
          <table:table-cell table:formula="of:=([.F4]/SUM([.C4];[.E4]))" office:value-type="float" office:value="0" calcext:value-type="float">
            <text:p>0</text:p>
          </table:table-cell>
          <table:table-cell table:formula="of:=([.H4]/[.C4])" office:value-type="float" office:value="1" calcext:value-type="float">
            <text:p>1</text:p>
          </table:table-cell>
        </table:table-row>
        <table:table-row table:style-name="ro1">
          <table:table-cell table:formula="of:=([.A2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(20-[.C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 curved tails, 2 stunted dev</text:p>
          </table:table-cell>
          <table:table-cell table:formula="of:=([.C5]/SUM([.C5];[.E5]))" office:value-type="float" office:value="0.6" calcext:value-type="float">
            <text:p>0.6</text:p>
          </table:table-cell>
          <table:table-cell table:formula="of:=([.F5]/SUM([.C5];[.E5]))" office:value-type="float" office:value="0.05" calcext:value-type="float">
            <text:p>0.05</text:p>
          </table:table-cell>
          <table:table-cell table:formula="of:=([.H5]/[.C5])" office:value-type="float" office:value="0.916666666666667" calcext:value-type="float">
            <text:p>0.916666666666667</text:p>
          </table:table-cell>
        </table:table-row>
        <table:table-row table:style-name="ro1">
          <table:table-cell table:formula="of:=([.A3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(20-[.C6]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stunted dev</text:p>
          </table:table-cell>
          <table:table-cell table:formula="of:=([.C6]/SUM([.C6];[.E6]))" office:value-type="float" office:value="0.65" calcext:value-type="float">
            <text:p>0.65</text:p>
          </table:table-cell>
          <table:table-cell table:formula="of:=([.F6]/SUM([.C6];[.E6]))" office:value-type="float" office:value="0.05" calcext:value-type="float">
            <text:p>0.05</text:p>
          </table:table-cell>
          <table:table-cell table:formula="of:=([.H6]/[.C6])" office:value-type="float" office:value="1" calcext:value-type="float">
            <text:p>1</text:p>
          </table:table-cell>
        </table:table-row>
        <table:table-row table:style-name="ro1">
          <table:table-cell table:formula="of:=([.A4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20-[.C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stunted dev</text:p>
          </table:table-cell>
          <table:table-cell table:formula="of:=([.C7]/SUM([.C7];[.E7]))" office:value-type="float" office:value="0.65" calcext:value-type="float">
            <text:p>0.65</text:p>
          </table:table-cell>
          <table:table-cell table:formula="of:=([.F7]/SUM([.C7];[.E7]))" office:value-type="float" office:value="0" calcext:value-type="float">
            <text:p>0</text:p>
          </table:table-cell>
          <table:table-cell table:formula="of:=([.H7]/[.C7])" office:value-type="float" office:value="1" calcext:value-type="float">
            <text:p>1</text:p>
          </table:table-cell>
        </table:table-row>
        <table:table-row table:style-name="ro1">
          <table:table-cell table:formula="of:=([.A5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(20-[.C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 curved tails, 1 stunted dev</text:p>
          </table:table-cell>
          <table:table-cell table:formula="of:=([.C8]/SUM([.C8];[.E8]))" office:value-type="float" office:value="0.6" calcext:value-type="float">
            <text:p>0.6</text:p>
          </table:table-cell>
          <table:table-cell table:formula="of:=([.F8]/SUM([.C8];[.E8]))" office:value-type="float" office:value="0" calcext:value-type="float">
            <text:p>0</text:p>
          </table:table-cell>
          <table:table-cell table:formula="of:=([.H8]/[.C8])" office:value-type="float" office:value="1" calcext:value-type="float">
            <text:p>1</text:p>
          </table:table-cell>
        </table:table-row>
        <table:table-row table:style-name="ro1">
          <table:table-cell table:formula="of:=([.A6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(20-[.C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stunted dev</text:p>
          </table:table-cell>
          <table:table-cell table:formula="of:=([.C9]/SUM([.C9];[.E9]))" office:value-type="float" office:value="0.7" calcext:value-type="float">
            <text:p>0.7</text:p>
          </table:table-cell>
          <table:table-cell table:formula="of:=([.F9]/SUM([.C9];[.E9]))" office:value-type="float" office:value="0" calcext:value-type="float">
            <text:p>0</text:p>
          </table:table-cell>
          <table:table-cell table:formula="of:=([.H9]/[.C9])" office:value-type="float" office:value="1" calcext:value-type="float">
            <text:p>1</text:p>
          </table:table-cell>
        </table:table-row>
        <table:table-row table:style-name="ro1">
          <table:table-cell table:formula="of:=([.A7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(20-[.C1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expanded chest, 2 curved tails</text:p>
          </table:table-cell>
          <table:table-cell table:formula="of:=([.C10]/SUM([.C10];[.E10]))" office:value-type="float" office:value="0.55" calcext:value-type="float">
            <text:p>0.55</text:p>
          </table:table-cell>
          <table:table-cell table:formula="of:=([.F10]/SUM([.C10];[.E10]))" office:value-type="float" office:value="0" calcext:value-type="float">
            <text:p>0</text:p>
          </table:table-cell>
          <table:table-cell table:formula="of:=([.H10]/[.C10])" office:value-type="float" office:value="1" calcext:value-type="float">
            <text:p>1</text:p>
          </table:table-cell>
        </table:table-row>
        <table:table-row table:style-name="ro1">
          <table:table-cell table:formula="of:=([.A8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20-[.C11]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C11]/SUM([.C11];[.E11]))" office:value-type="float" office:value="0.7" calcext:value-type="float">
            <text:p>0.7</text:p>
          </table:table-cell>
          <table:table-cell table:formula="of:=([.F11]/SUM([.C11];[.E11]))" office:value-type="float" office:value="0" calcext:value-type="float">
            <text:p>0</text:p>
          </table:table-cell>
          <table:table-cell table:formula="of:=([.H11]/[.C11])" office:value-type="float" office:value="1" calcext:value-type="float">
            <text:p>1</text:p>
          </table:table-cell>
        </table:table-row>
        <table:table-row table:style-name="ro1">
          <table:table-cell table:formula="of:=([.A9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20-[.C12]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ved spine</text:p>
          </table:table-cell>
          <table:table-cell table:formula="of:=([.C12]/SUM([.C12];[.E12]))" office:value-type="float" office:value="0.8" calcext:value-type="float">
            <text:p>0.8</text:p>
          </table:table-cell>
          <table:table-cell table:formula="of:=([.F12]/SUM([.C12];[.E12]))" office:value-type="float" office:value="0.05" calcext:value-type="float">
            <text:p>0.05</text:p>
          </table:table-cell>
          <table:table-cell table:formula="of:=([.H12]/[.C12])" office:value-type="float" office:value="1" calcext:value-type="float">
            <text:p>1</text:p>
          </table:table-cell>
        </table:table-row>
        <table:table-row table:style-name="ro1">
          <table:table-cell table:formula="of:=([.A10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-[.C13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 stunted development</text:p>
          </table:table-cell>
          <table:table-cell table:formula="of:=([.C13]/SUM([.C13];[.E13]))" office:value-type="float" office:value="0.8" calcext:value-type="float">
            <text:p>0.8</text:p>
          </table:table-cell>
          <table:table-cell table:formula="of:=([.F13]/SUM([.C13];[.E13]))" office:value-type="float" office:value="0.05" calcext:value-type="float">
            <text:p>0.05</text:p>
          </table:table-cell>
          <table:table-cell table:formula="of:=([.H13]/[.C13])" office:value-type="float" office:value="1" calcext:value-type="float">
            <text:p>1</text:p>
          </table:table-cell>
        </table:table-row>
        <table:table-row table:style-name="ro1">
          <table:table-cell table:formula="of:=([.A11]/10)"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20-[.C14]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anded torso</text:p>
          </table:table-cell>
          <table:table-cell table:formula="of:=([.C14]/SUM([.C14];[.E14]))" office:value-type="float" office:value="0.7" calcext:value-type="float">
            <text:p>0.7</text:p>
          </table:table-cell>
          <table:table-cell table:formula="of:=([.F14]/SUM([.C14];[.E14]))" office:value-type="float" office:value="0.05" calcext:value-type="float">
            <text:p>0.05</text:p>
          </table:table-cell>
          <table:table-cell table:formula="of:=([.H14]/[.C14])" office:value-type="float" office:value="1" calcext:value-type="float">
            <text:p>1</text:p>
          </table:table-cell>
        </table:table-row>
        <table:table-row table:style-name="ro1">
          <table:table-cell table:formula="of:=([.A12]/10)" office:value-type="float" office:value="0.01" calcext:value-type="float">
            <text:p>0.01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(20-[.C1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expanded torso, 1 curved spine</text:p>
          </table:table-cell>
          <table:table-cell table:formula="of:=([.C15]/SUM([.C15];[.E15]))" office:value-type="float" office:value="0.7" calcext:value-type="float">
            <text:p>0.7</text:p>
          </table:table-cell>
          <table:table-cell table:formula="of:=([.F15]/SUM([.C15];[.E15]))" office:value-type="float" office:value="0" calcext:value-type="float">
            <text:p>0</text:p>
          </table:table-cell>
          <table:table-cell table:formula="of:=([.H15]/[.C15])" office:value-type="float" office:value="1" calcext:value-type="float">
            <text:p>1</text:p>
          </table:table-cell>
        </table:table-row>
        <table:table-row table:style-name="ro1">
          <table:table-cell table:formula="of:=([.A13]/10)" office:value-type="float" office:value="0.01" calcext:value-type="float">
            <text:p>0.0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20-[.C16]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panded torso</text:p>
          </table:table-cell>
          <table:table-cell table:formula="of:=([.C16]/SUM([.C16];[.E16]))" office:value-type="float" office:value="0.85" calcext:value-type="float">
            <text:p>0.85</text:p>
          </table:table-cell>
          <table:table-cell table:formula="of:=([.F16]/SUM([.C16];[.E16]))" office:value-type="float" office:value="0.05" calcext:value-type="float">
            <text:p>0.05</text:p>
          </table:table-cell>
          <table:table-cell table:formula="of:=([.H16]/[.C16])" office:value-type="float" office:value="1" calcext:value-type="float">
            <text:p>1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-[.C1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rved pine and tail</text:p>
          </table:table-cell>
          <table:table-cell table:formula="of:=([.C17]/SUM([.C17];[.E17]))" office:value-type="float" office:value="0.9" calcext:value-type="float">
            <text:p>0.9</text:p>
          </table:table-cell>
          <table:table-cell table:formula="of:=([.F17]/SUM([.C17];[.E17]))" office:value-type="float" office:value="0.05" calcext:value-type="float">
            <text:p>0.05</text:p>
          </table:table-cell>
          <table:table-cell table:formula="of:=([.H17]/[.C17])" office:value-type="float" office:value="1" calcext:value-type="float">
            <text:p>1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(20-[.C18])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C18]/SUM([.C18];[.E18]))" office:value-type="float" office:value="0.65" calcext:value-type="float">
            <text:p>0.65</text:p>
          </table:table-cell>
          <table:table-cell table:formula="of:=([.F18]/SUM([.C18];[.E18]))" office:value-type="float" office:value="0" calcext:value-type="float">
            <text:p>0</text:p>
          </table:table-cell>
          <table:table-cell table:formula="of:=([.H18]/[.C18])" office:value-type="float" office:value="1" calcext:value-type="float">
            <text:p>1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20-[.C19]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ved spine and tail</text:p>
          </table:table-cell>
          <table:table-cell table:formula="of:=([.C19]/SUM([.C19];[.E19]))" office:value-type="float" office:value="0.7" calcext:value-type="float">
            <text:p>0.7</text:p>
          </table:table-cell>
          <table:table-cell table:formula="of:=([.F19]/SUM([.C19];[.E19]))" office:value-type="float" office:value="0.05" calcext:value-type="float">
            <text:p>0.05</text:p>
          </table:table-cell>
          <table:table-cell table:formula="of:=([.H19]/[.C19])"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-00-00</text:date>, <text:time style:data-style-name="N2" text:time-value="16:55:29.947617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1-09T16:58:11.682861215</dc:date>
    <meta:editing-duration>PT14M5S</meta:editing-duration>
    <meta:editing-cycles>6</meta:editing-cycles>
    <meta:generator>LibreOffice/6.4.7.2$Linux_X86_64 LibreOffice_project/40$Build-2</meta:generator>
    <meta:document-statistic meta:table-count="2" meta:cell-count="398" meta:object-count="0"/>
  </office:meta>
</office:document-meta>
</file>